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b55f" officeooo:paragraph-rsid="0002b55f"/>
    </style:style>
    <style:style style:name="P2" style:family="paragraph" style:parent-style-name="Standard">
      <style:text-properties officeooo:rsid="0002fd54" officeooo:paragraph-rsid="0002fd54"/>
    </style:style>
    <style:style style:name="P3" style:family="paragraph" style:parent-style-name="Standard">
      <style:text-properties officeooo:rsid="000355fb"/>
    </style:style>
    <style:style style:name="P4" style:family="paragraph" style:parent-style-name="Standard">
      <style:text-properties officeooo:rsid="000355fb" officeooo:paragraph-rsid="000355fb"/>
    </style:style>
    <style:style style:name="P5" style:family="paragraph" style:parent-style-name="Standard">
      <style:text-properties officeooo:rsid="000355fb" officeooo:paragraph-rsid="0004f2f2"/>
    </style:style>
    <style:style style:name="P6" style:family="paragraph" style:parent-style-name="Standard">
      <style:text-properties officeooo:rsid="000355fb" officeooo:paragraph-rsid="00153e6f"/>
    </style:style>
    <style:style style:name="P7" style:family="paragraph" style:parent-style-name="Standard">
      <style:text-properties officeooo:paragraph-rsid="000355fb"/>
    </style:style>
    <style:style style:name="P8" style:family="paragraph" style:parent-style-name="Standard">
      <style:text-properties officeooo:rsid="00036c67" officeooo:paragraph-rsid="00036c67"/>
    </style:style>
    <style:style style:name="P9" style:family="paragraph" style:parent-style-name="Standard">
      <style:text-properties officeooo:rsid="0004f2f2" officeooo:paragraph-rsid="0004f2f2"/>
    </style:style>
    <style:style style:name="P10" style:family="paragraph" style:parent-style-name="Standard">
      <style:text-properties officeooo:rsid="0004f2f2" officeooo:paragraph-rsid="00069155"/>
    </style:style>
    <style:style style:name="P11" style:family="paragraph" style:parent-style-name="Standard">
      <style:text-properties officeooo:rsid="0006f068" officeooo:paragraph-rsid="0006f068"/>
    </style:style>
    <style:style style:name="P12" style:family="paragraph" style:parent-style-name="Standard">
      <style:text-properties officeooo:rsid="0007a424" officeooo:paragraph-rsid="0007a424"/>
    </style:style>
    <style:style style:name="P13" style:family="paragraph" style:parent-style-name="Standard">
      <style:text-properties fo:font-size="6pt" officeooo:rsid="000355fb" style:font-size-asian="6pt" style:font-size-complex="6pt"/>
    </style:style>
    <style:style style:name="P14" style:family="paragraph" style:parent-style-name="Standard">
      <style:text-properties fo:font-size="6pt" officeooo:rsid="0007a424" style:font-size-asian="6pt" style:font-size-complex="6pt"/>
    </style:style>
    <style:style style:name="P15" style:family="paragraph" style:parent-style-name="Standard">
      <style:text-properties fo:font-size="6pt" officeooo:rsid="0007a424" officeooo:paragraph-rsid="0007a424" style:font-size-asian="6pt" style:font-size-complex="6pt"/>
    </style:style>
    <style:style style:name="P16" style:family="paragraph" style:parent-style-name="Standard">
      <style:text-properties fo:font-size="6pt" officeooo:rsid="000960ff" officeooo:paragraph-rsid="000960ff" style:font-size-asian="6pt" style:font-size-complex="6pt"/>
    </style:style>
    <style:style style:name="P17" style:family="paragraph" style:parent-style-name="Standard">
      <style:text-properties officeooo:rsid="000960ff" officeooo:paragraph-rsid="000960ff"/>
    </style:style>
    <style:style style:name="P18" style:family="paragraph" style:parent-style-name="Standard">
      <style:text-properties officeooo:rsid="000960ff" officeooo:paragraph-rsid="000d8767"/>
    </style:style>
    <style:style style:name="P19" style:family="paragraph" style:parent-style-name="Standard">
      <style:text-properties officeooo:rsid="000b25a5" officeooo:paragraph-rsid="000b25a5"/>
    </style:style>
    <style:style style:name="P20" style:family="paragraph" style:parent-style-name="Standard">
      <style:text-properties style:font-name="serif" fo:font-size="9pt" officeooo:rsid="0002fd54"/>
    </style:style>
    <style:style style:name="P21" style:family="paragraph" style:parent-style-name="Standard">
      <style:text-properties style:font-name="serif" fo:font-size="9pt" officeooo:rsid="0002fd54" officeooo:paragraph-rsid="0002fd54"/>
    </style:style>
    <style:style style:name="P22" style:family="paragraph" style:parent-style-name="Standard">
      <style:text-properties officeooo:paragraph-rsid="0002b55f"/>
    </style:style>
    <style:style style:name="P23" style:family="paragraph" style:parent-style-name="Standard">
      <style:text-properties officeooo:rsid="0013001c" officeooo:paragraph-rsid="00153e6f"/>
    </style:style>
    <style:style style:name="P24" style:family="paragraph" style:parent-style-name="Standard">
      <style:text-properties officeooo:rsid="00153e6f" officeooo:paragraph-rsid="00153e6f"/>
    </style:style>
    <style:style style:name="P25" style:family="paragraph" style:parent-style-name="Standard">
      <style:text-properties officeooo:rsid="000b25a5" officeooo:paragraph-rsid="000b25a5"/>
    </style:style>
    <style:style style:name="P26" style:family="paragraph" style:parent-style-name="Standard">
      <style:text-properties officeooo:rsid="001ee4ed" officeooo:paragraph-rsid="001ee4ed"/>
    </style:style>
    <style:style style:name="T1" style:family="text">
      <style:text-properties officeooo:rsid="0007f220"/>
    </style:style>
    <style:style style:name="T2" style:family="text">
      <style:text-properties officeooo:rsid="000b25a5"/>
    </style:style>
    <style:style style:name="T3" style:family="text">
      <style:text-properties officeooo:rsid="000c4d0e"/>
    </style:style>
    <style:style style:name="T4" style:family="text">
      <style:text-properties officeooo:rsid="000f6198"/>
    </style:style>
    <style:style style:name="T5" style:family="text">
      <style:text-properties officeooo:rsid="0002b55f"/>
    </style:style>
    <style:style style:name="T6" style:family="text">
      <style:text-properties officeooo:rsid="001158b9"/>
    </style:style>
    <style:style style:name="T7" style:family="text">
      <style:text-properties officeooo:rsid="000355fb"/>
    </style:style>
    <style:style style:name="T8" style:family="text">
      <style:text-properties officeooo:rsid="00153e6f"/>
    </style:style>
    <style:style style:name="T9" style:family="text">
      <style:text-properties officeooo:rsid="0016ff5b"/>
    </style:style>
    <style:style style:name="T10" style:family="text">
      <style:text-properties officeooo:rsid="00170409"/>
    </style:style>
    <style:style style:name="T11" style:family="text">
      <style:text-properties officeooo:rsid="0019f1d1"/>
    </style:style>
    <style:style style:name="T12" style:family="text">
      <style:text-properties officeooo:rsid="001bcf88"/>
    </style:style>
    <style:style style:name="T13" style:family="text">
      <style:text-properties officeooo:rsid="001ce54c"/>
    </style:style>
    <style:style style:name="T14" style:family="text">
      <style:text-properties officeooo:rsid="001fad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Customer(customer_id char(5) <text:span text:style-name="T4">primary key</text:span>,first_name varchar(20),last_name varchar(20),state varchar(20),phone varchar(20),email varchar(50), check (customer_id like 'C00__'),check (email like '%@%.com'));</text:p>
      <text:p text:style-name="Standard"/>
      <text:p text:style-name="Standard"/>
      <text:p text:style-name="Standard"/>
      <text:p text:style-name="P2">create table Account(Account_id char(6) primary key, Type varchar(10),Balance int ,Credit_line int,check(Account_id <text:s/>like 'AC00__') );</text:p>
      <text:p text:style-name="Standard"/>
      <text:p text:style-name="Standard"/>
      <text:p text:style-name="Standard"/>
      <text:p text:style-name="P7"/>
      <text:p text:style-name="P4">create table Transactions(Tx_id <text:s/>char(6) primary key,Account_id char(6),Amount int,Type varchar(6),check(Tx_id like 'TX00__'), foreign key(Account_id) references Account(Account_id) on update cascade on delete cascade);</text:p>
      <text:p text:style-name="Standard"/>
      <text:p text:style-name="Standard"/>
      <text:p text:style-name="Standard">create table Customer_Accounts(Customer_id char(5),Account_id char(6),foreign key(Account_id) references Account(Account_id) on update cascade on delete cascade,foreign key(Customer_id) references Customer(Customer_id) on update cascade on delete cascade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insert into customer values('C0001','Richard','Collins','New York','9485178542','rcollins@test.com');</text:p>
      <text:p text:style-name="P22"><text:span text:style-name="T5">insert into customer values('C0002','Peter','Parker','Queens','6254791542',</text:span><text:a xlink:type="simple" xlink:href="mailto:'rcollins@test.com" text:style-name="Internet_20_link" text:visited-style-name="Visited_20_Internet_20_Link"><text:span text:style-name="T5">'</text:span></text:a><text:span text:style-name="T5">peter@test.com');</text:span></text:p>
      <text:p text:style-name="P1">insert into customer values('C0003','Stan','Glen','<text:span text:style-name="T9">Nevada</text:span>','741256342',<text:a xlink:type="simple" xlink:href="mailto:'rcollins@test.com" text:style-name="Internet_20_link" text:visited-style-name="Visited_20_Internet_20_Link">'</text:a>stang@test.com');</text:p>
      <text:p text:style-name="P1">insert into customer values('C0004','Steve','Green','New York','6597534242',<text:a xlink:type="simple" xlink:href="mailto:'rcollins@test.com" text:style-name="Internet_20_link" text:visited-style-name="Visited_20_Internet_20_Link">'</text:a>steven@test.com');</text:p>
      <text:p text:style-name="P1">insert into customer values('C0005','John','Adams','Nevada','8632415973','johna@test.com');</text:p>
      <text:p text:style-name="Standard"/>
      <text:p text:style-name="Standard"/>
      <text:p text:style-name="P2"/>
      <text:p text:style-name="Standard"/>
      <text:p text:style-name="Standard"/>
      <text:p text:style-name="P20">insert into Account values('AC0001','Savings',30000,50000);</text:p>
      <text:p text:style-name="P20">insert into Account values('AC0002','Savings',50000,50000);</text:p>
      <text:p text:style-name="P21">insert into Account values('AC0003','Current',75000,100000);</text:p>
      <text:p text:style-name="P21">insert into Account values('AC0004','Savings',80000,50000);</text:p>
      <text:p text:style-name="P20">insert into Account values('AC0005','Current',25000,20000);</text:p>
      <text:p text:style-name="P20">insert into Account values('AC0006','Current',22000,50000);</text:p>
      <text:p text:style-name="P20">insert into Account values('AC0007','Savings',18000,20000);</text:p>
      <text:p text:style-name="P3"/>
      <text:p text:style-name="P3"/>
      <text:p text:style-name="P3">insert into Transactions values('TX0001','AC0003',5000,'Credit');</text:p>
      <text:p text:style-name="P3">insert into Transactions values('TX0002','AC0002',7500,'Debit');</text:p>
      <text:p text:style-name="P3">insert into Transactions values('TX0003','AC0003',8000,'Debit');</text:p>
      <text:p text:style-name="P3">insert into Transactions values('TX0004','AC0001',500,'Credit');</text:p>
      <text:p text:style-name="P3">insert into Transactions values('TX0005','AC0005',4000,'Debit');</text:p>
      <text:p text:style-name="P3"><text:span text:style-name="T4">i</text:span>nsert into Transactions values('TX0006','AC0004',1000,'Debit');</text:p>
      <text:p text:style-name="P3">insert into Transactions values('TX0007','AC0007',2000,'Credit');</text:p>
      <text:p text:style-name="P3">insert into Transactions values('TX0008','AC0006',7000,'Debit');</text:p>
      <text:p text:style-name="P3">insert into Transactions values('TX0009','AC0001',3000,'Credit');</text:p>
      <text:p text:style-name="P3">insert into Transactions values('TX0010','AC0006',2500,'Credit');</text:p>
      <text:p text:style-name="P3"/>
      <text:p text:style-name="P3"/>
      <text:p text:style-name="P3">insert into Customer_Accounts values('C0001','AC0002');</text:p>
      <text:p text:style-name="P3">insert into Customer_Accounts values('C0003','AC0004');</text:p>
      <text:p text:style-name="P3">insert into Customer_Accounts values('C0005','AC0001');</text:p>
      <text:p text:style-name="P3">insert into Customer_Accounts values('C0002','AC0006');</text:p>
      <text:p text:style-name="P3">insert into Customer_Accounts values('C0004','AC0005');</text:p>
      <text:p text:style-name="P3">insert into Customer_Accounts values('C0005','AC0007');</text:p>
      <text:p text:style-name="P3">insert into Customer_Accounts values('C0003','AC0003'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2 select * from Customer where first_name like 'S%'and last_name like '%n';</text:p>
      <text:p text:style-name="P3"/>
      <text:p text:style-name="P9">3 </text:p>
      <text:p text:style-name="P5">select T.* </text:p>
      <text:p text:style-name="P5">from customer as C , Account as A ,Transactions as T,Customer_Accounts as CA </text:p>
      <text:p text:style-name="P5">where CA.Customer_id = C.Customer_id AND CA.Account_id = A.Account_id</text:p>
      <text:p text:style-name="P5">AND T.Account_id = A.Account_id AND C.first_name like 'John' AND C.last_name like 'Adams' ORDER BY T.tx_id;</text:p>
      <text:p text:style-name="P3"/>
      <text:p text:style-name="P9">4 <text:s text:c="2"/></text:p>
      <text:p text:style-name="P10">Select <text:span text:style-name="T6">concat(first_name,last_name) as name</text:span></text:p>
      <text:p text:style-name="P10">from Customer </text:p>
      <text:p text:style-name="P10">where Customer_id IN</text:p>
      <text:p text:style-name="P10">(select C.Customer_id</text:p>
      <text:p text:style-name="P10">from Customer as C , Account as A,Customer_Accounts as CA</text:p>
      <text:p text:style-name="P10">WHERE C.Customer_id = CA.Customer_id AND A.Account_id = CA.Account_id </text:p>
      <text:p text:style-name="P10">AND <text:s/>A.Type like 'Savings'</text:p>
      <text:p text:style-name="P10">GROUP BY C.Customer_id</text:p>
      <text:p text:style-name="P10">Having Count(*) &gt;=2);</text:p>
      <text:p text:style-name="P3"/>
      <text:p text:style-name="P3"/>
      <text:p text:style-name="P3"/>
      <text:p text:style-name="P3"/>
      <text:p text:style-name="P11">5 <text:s/><text:span text:style-name="T8">select state,count(*)</text:span></text:p>
      <text:p text:style-name="P24">from customer</text:p>
      <text:p text:style-name="P24">where state in</text:p>
      <text:p text:style-name="P23"><text:span text:style-name="T8">(</text:span>select C.<text:span text:style-name="T8">state</text:span></text:p>
      <text:p text:style-name="P23">from Account as A ,Customer as C,<text:span text:style-name="T7">Customer_Accounts as CA </text:span></text:p>
      <text:p text:style-name="P6">where CA.Customer_id = C.Customer_id AND CA.Account_id = A.Account_id</text:p>
      <text:p text:style-name="P23">group by <text:span text:style-name="T8">c.state</text:span></text:p>
      <text:p text:style-name="P23">having sum(Balance) &gt; 25000<text:span text:style-name="T8">)</text:span></text:p>
      <text:p text:style-name="P24">group by state;</text:p>
      <text:p text:style-name="P23"/>
      <text:p text:style-name="P3"/>
      <text:p text:style-name="P3"/>
      <text:p text:style-name="P3"/>
      <text:p text:style-name="P11">7 CREATE <text:span text:style-name="T10">OR REPLACE</text:span> VIEW <text:s/>Default<text:span text:style-name="T1">e</text:span>rs as</text:p>
      <text:p text:style-name="P11">(Select <text:span text:style-name="T13">distinct(</text:span>C.<text:span text:style-name="T10">first_name,C.last_name,C.state,c.phone)</text:span></text:p>
      <text:p text:style-name="P11">from customer as C , Account as A ,Customer_Accounts as CA </text:p>
      <text:p text:style-name="P11">where CA.Customer_id = C.Customer_id AND CA.Account_id = A.Account_id</text:p>
      <text:p text:style-name="P11">AND <text:s/>A.Balance &lt;A.credit_line);</text:p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8</text:p>
      <text:p text:style-name="P14">CREATE OR REPLACE FUNCTION reduce() RETURNS VOID AS</text:p>
      <text:p text:style-name="P15">$$</text:p>
      <text:p text:style-name="P15">DECLARE</text:p>
      <text:p text:style-name="P15"><text:tab/>row RECORD;</text:p>
      <text:p text:style-name="P15"><text:tab/>getrow CURSOR</text:p>
      <text:p text:style-name="P15"><text:tab/><text:tab/>FOR SELECT * FROM Account;</text:p>
      <text:p text:style-name="P15">BEGIN</text:p>
      <text:p text:style-name="P15"><text:tab/>OPEN getrow;</text:p>
      <text:p text:style-name="P15"><text:tab/>LOOP</text:p>
      <text:p text:style-name="P15"><text:tab/>FETCH getrow INTO row;</text:p>
      <text:p text:style-name="P15"><text:tab/>EXIT WHEN NOT FOUND;</text:p>
      <text:p text:style-name="P15"><text:tab/><text:tab/>IF row.Balance &gt;20000 THEN</text:p>
      <text:p text:style-name="P15"><text:tab/><text:tab/><text:tab/>UPDATE Account SET Credit_line=Credit_line*<text:span text:style-name="T2">0.97</text:span> where Account_id =row.Account_id;</text:p>
      <text:p text:style-name="P15"><text:tab/><text:tab/>END IF;</text:p>
      <text:p text:style-name="P15"><text:tab/>END LOOP;</text:p>
      <text:p text:style-name="P15"><text:tab/>CLOSE getrow; </text:p>
      <text:p text:style-name="P16">end;</text:p>
      <text:p text:style-name="P15">$$language plpgsql;</text:p>
      <text:p text:style-name="P13"/>
      <text:p text:style-name="P13"/>
      <text:p text:style-name="P3"/>
      <text:p text:style-name="P3"/>
      <text:p text:style-name="P3"/>
      <text:p text:style-name="P17">9 SELECT <text:span text:style-name="T10">DISTINCT(</text:span> t1.*,<text:span text:style-name="T10">t2.*)</text:span></text:p>
      <text:p text:style-name="P17"><text:s text:c="2"/>from XY as t1 , XY as t2</text:p>
      <text:p text:style-name="P17">where t1.x =t2.y AND t1.y = t2.x ORDER by t1.x;</text:p>
      <text:p text:style-name="P17"/>
      <text:p text:style-name="P17"/>
      <text:p text:style-name="P17">6 <text:s text:c="3"/>CREATE OR REPLACE FUNCTION update() RETURNS TRIGGER AS</text:p>
      <text:p text:style-name="P17"><text:s/>$$</text:p>
      <text:p text:style-name="P17"><text:s/>DECLARE</text:p>
      <text:p text:style-name="P17"><text:s/>BEGI<text:span text:style-name="T9">N</text:span></text:p>
      <text:p text:style-name="P18"><text:s/></text:p>
      <text:p text:style-name="P17"><text:s text:c="2"/>IF NEW.TYPE = 'Credit' <text:s/>THEN</text:p>
      <text:p text:style-name="P17"><text:s text:c="3"/>UPDATE ACCOUNT SET BALANCE = <text:span text:style-name="T3">(</text:span>BALANCE +NEW.Amount<text:span text:style-name="T3">)</text:span></text:p>
      <text:p text:style-name="P17"><text:s text:c="3"/>WHERE Account_id = NEW.Accoun<text:span text:style-name="T12">t</text:span>_id;</text:p>
      <text:p text:style-name="P17"><text:s text:c="2"/>ELSE </text:p>
      <text:p text:style-name="P17"><text:s text:c="3"/>UPDATE ACCOUNT SET BALANCE = <text:span text:style-name="T3">(B</text:span>ALANCE -NEW.Amount<text:span text:style-name="T3">)</text:span></text:p>
      <text:p text:style-name="P17"><text:s text:c="3"/>WHERE Account_id = NEW.Account_id;</text:p>
      <text:p text:style-name="P17"><text:s text:c="2"/>END IF;</text:p>
      <text:p text:style-name="P17"><text:s/>RETURN NEW;</text:p>
      <text:p text:style-name="P17"><text:s/>END;</text:p>
      <text:p text:style-name="P17"><text:s/>$$</text:p>
      <text:p text:style-name="P17"><text:s/>language plpgsql;</text:p>
      <text:p text:style-name="P17"/>
      <text:p text:style-name="P19">CREATE TRIGGER <text:span text:style-name="T12">transaction</text:span></text:p>
      <text:p text:style-name="P19">AFTER INSERT ON Transactions</text:p>
      <text:p text:style-name="P19">FOR EACH <text:span text:style-name="T12">ROW</text:span> EXECUTE PROCEDURE update();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create or replace function <text:span text:style-name="T11">help</text:span>() returns void as $$</text:p>
      <text:p text:style-name="P19">declare</text:p>
      <text:p text:style-name="P19">num integer;</text:p>
      <text:p text:style-name="P19">i integer=0;</text:p>
      <text:p text:style-name="P19">txid char(6);</text:p>
      <text:p text:style-name="P19">c1 cursor for select * from account;</text:p>
      <text:p text:style-name="P19">r record;</text:p>
      <text:p text:style-name="P19">len int;</text:p>
      <text:p text:style-name="P19">begin</text:p>
      <text:p text:style-name="P19">select count(*) from transactions into num;</text:p>
      <text:p text:style-name="P19">num=num+1;</text:p>
      <text:p text:style-name="P19">select count(*) from account into len;</text:p>
      <text:p text:style-name="P19">open c1;</text:p>
      <text:p text:style-name="P19">loop</text:p>
      <text:p text:style-name="P19">fetch c1 into r;</text:p>
      <text:p text:style-name="P19">i=i+1;</text:p>
      <text:p text:style-name="P19">if i&gt;len then</text:p>
      <text:p text:style-name="P19">exit;</text:p>
      <text:p text:style-name="P19">end if;</text:p>
      <text:p text:style-name="P19">if r.balance&lt;5000<text:span text:style-name="T11">0</text:span> then</text:p>
      <text:p text:style-name="P19">txid=concat('TX00',num);</text:p>
      <text:p text:style-name="P19">num=num+1;</text:p>
      <text:p text:style-name="P19">insert into transactions</text:p>
      <text:p text:style-name="P19">values(txid,r.account_id,1000,'Credit');</text:p>
      <text:p text:style-name="P19">end if;</text:p>
      <text:p text:style-name="P19">raise notice '%',r.balance;</text:p>
      <text:p text:style-name="P19">end loop;</text:p>
      <text:p text:style-name="P19">close c1;</text:p>
      <text:p text:style-name="P19">end;</text:p>
      <text:p text:style-name="P19">$$language plpgsql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6">CREATE OR REPLACE FUNCTION prime(p INT,q INT) RETURNS INT AS</text:p>
      <text:p text:style-name="P26">$$</text:p>
      <text:p text:style-name="P26">DECLARE</text:p>
      <text:p text:style-name="P26"><text:tab/>i INT ;</text:p>
      <text:p text:style-name="P26"><text:tab/>j INT;</text:p>
      <text:p text:style-name="P26"><text:tab/>num INT = -1;</text:p>
      <text:p text:style-name="P26"><text:tab/>max INT =0;</text:p>
      <text:p text:style-name="P26"><text:tab/>isprime INT =1;</text:p>
      <text:p text:style-name="P26">BEGIN</text:p>
      <text:p text:style-name="P26"><text:tab/>FOR i IN (p+1)..(q-1) LOOP</text:p>
      <text:p text:style-name="P26"><text:tab/><text:tab/>isprime = 1;</text:p>
      <text:p text:style-name="P26"><text:tab/><text:tab/>FOR j in 2 ..(i/2) LOOP</text:p>
      <text:p text:style-name="P26"><text:tab/><text:tab/><text:tab/>IF i%j = 0 THEN</text:p>
      <text:p text:style-name="P26"><text:tab/><text:tab/><text:tab/><text:tab/>isprime = 0;</text:p>
      <text:p text:style-name="P26"><text:tab/><text:tab/><text:tab/>END IF;</text:p>
      <text:p text:style-name="P26"><text:tab/><text:tab/>END LOOP;</text:p>
      <text:p text:style-name="P26"><text:tab/><text:tab/>IF isprime = 1 THEN</text:p>
      <text:p text:style-name="P26"><text:tab/><text:tab/><text:tab/>IF (i-p)*(q-i) &gt; max THEN</text:p>
      <text:p text:style-name="P26"><text:tab/><text:tab/><text:tab/><text:tab/>num = i;</text:p>
      <text:p text:style-name="P26"><text:tab/><text:tab/><text:tab/><text:tab/>max = (i-p)*(q-i);</text:p>
      <text:p text:style-name="P26"><text:tab/><text:tab/><text:tab/>END IF;</text:p>
      <text:p text:style-name="P26"><text:tab/><text:tab/>END IF;</text:p>
      <text:p text:style-name="P26"><text:tab/>END LOOP;</text:p>
      <text:p text:style-name="P26"><text:tab/>RETURN num;</text:p>
      <text:p text:style-name="P26">END;</text:p>
      <text:p text:style-name="P26">$$</text:p>
      <text:p text:style-name="P26">LANGUAGE PLPGS<text:span text:style-name="T14">Q</text:span>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9:37:26.127623634</meta:creation-date>
    <dc:date>2019-11-06T23:29:58.452962402</dc:date>
    <meta:editing-duration>PT48M4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6" meta:paragraph-count="161" meta:word-count="646" meta:character-count="5671" meta:non-whitespace-character-count="5076"/>
  </office:meta>
</office:document-meta>
</file>